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91041666666667cm" style:use-optimal-column-width="true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houseEdge</text:p>
          </table:table-cell>
          <table:table-cell office:value-type="float" office:value="0.03" table:style-name="ce1">
            <text:p>0.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ltiplierCap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Multiplier Cap Active<text:s/></text:p>
          </table:table-cell>
          <table:table-cell office:value-type="string" table:style-name="ce1">
            <text:p>Multiplier Cap Acti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 (Math.random)</text:p>
          </table:table-cell>
          <table:table-cell office:value-type="string" table:style-name="ce1">
            <text:p>1 / (1 - r)</text:p>
          </table:table-cell>
          <table:table-cell office:value-type="string" table:style-name="ce1">
            <text:p>(1 - 0.03) / (1 - r)</text:p>
          </table:table-cell>
          <table:table-cell office:value-type="string" table:style-name="ce1">
            <text:p>(1 + 0.03) / (1 - r)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2">
            <text:p>0.10</text:p>
          </table:table-cell>
          <table:table-cell office:value-type="float" office:value="1.1111111111111112" table:formula="of:=1/(1-[.A6])" table:style-name="ce2">
            <text:p>1.11</text:p>
          </table:table-cell>
          <table:table-cell office:value-type="float" office:value="1.0777777777777777" table:formula="of:=MIN((1-[.$B$1])/(1-[.A6]); [.$B$2])" table:style-name="ce2">
            <text:p>1.08</text:p>
          </table:table-cell>
          <table:table-cell office:value-type="float" office:value="1.1444444444444444" table:formula="of:=MIN((1+[.$B$1])/(1-[.A6]); [.$B$2])" table:style-name="ce2">
            <text:p>1.14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.3333333333333333" table:formula="of:=1/(1-[.A7])" table:style-name="ce2">
            <text:p>1.33</text:p>
          </table:table-cell>
          <table:table-cell office:value-type="float" office:value="1.2933333333333332" table:formula="of:=MIN((1-[.$B$1])/(1-[.A7]); [.$B$2])" table:style-name="ce2">
            <text:p>1.29</text:p>
          </table:table-cell>
          <table:table-cell office:value-type="float" office:value="1.3733333333333333" table:formula="of:=MIN((1+[.$B$1])/(1-[.A7]); [.$B$2])" table:style-name="ce2">
            <text:p>1.37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2" table:formula="of:=1/(1-[.A8])" table:style-name="ce2">
            <text:p>2.00</text:p>
          </table:table-cell>
          <table:table-cell office:value-type="float" office:value="1.94" table:formula="of:=MIN((1-[.$B$1])/(1-[.A8]); [.$B$2])" table:style-name="ce2">
            <text:p>1.94</text:p>
          </table:table-cell>
          <table:table-cell office:value-type="float" office:value="2.06" table:formula="of:=MIN((1+[.$B$1])/(1-[.A8]); [.$B$2])" table:style-name="ce2">
            <text:p>2.06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.333333333333333" table:formula="of:=1/(1-[.A9])" table:style-name="ce2">
            <text:p>3.33</text:p>
          </table:table-cell>
          <table:table-cell office:value-type="float" office:value="3.2333333333333329" table:formula="of:=MIN((1-[.$B$1])/(1-[.A9]); [.$B$2])" table:style-name="ce2">
            <text:p>3.23</text:p>
          </table:table-cell>
          <table:table-cell office:value-type="float" office:value="3.4333333333333331" table:formula="of:=MIN((1+[.$B$1])/(1-[.A9]); [.$B$2])" table:style-name="ce2">
            <text:p>3.4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5.0000000000000009" table:formula="of:=1/(1-[.A10])" table:style-name="ce2">
            <text:p>5.00</text:p>
          </table:table-cell>
          <table:table-cell office:value-type="float" office:value="4.8500000000000005" table:formula="of:=MIN((1-[.$B$1])/(1-[.A10]); [.$B$2])" table:style-name="ce2">
            <text:p>4.85</text:p>
          </table:table-cell>
          <table:table-cell office:value-type="float" office:value="5.1500000000000012" table:formula="of:=MIN((1+[.$B$1])/(1-[.A10]); [.$B$2])" table:style-name="ce2">
            <text:p>5.15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9" table:style-name="ce2">
            <text:p>0.90</text:p>
          </table:table-cell>
          <table:table-cell office:value-type="float" office:value="10.000000000000002" table:formula="of:=1/(1-[.A11])" table:style-name="ce2">
            <text:p>10.00</text:p>
          </table:table-cell>
          <table:table-cell office:value-type="float" office:value="9.7000000000000011" table:formula="of:=MIN((1-[.$B$1])/(1-[.A11]); [.$B$2])" table:style-name="ce2">
            <text:p>9.70</text:p>
          </table:table-cell>
          <table:table-cell office:value-type="float" office:value="10.300000000000002" table:formula="of:=MIN((1+[.$B$1])/(1-[.A11]); [.$B$2])" table:style-name="ce2">
            <text:p>10.3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95" table:style-name="ce2">
            <text:p>0.95</text:p>
          </table:table-cell>
          <table:table-cell office:value-type="float" office:value="19.999999999999982" table:formula="of:=1/(1-[.A12])" table:style-name="ce2">
            <text:p>20.00</text:p>
          </table:table-cell>
          <table:table-cell office:value-type="float" office:value="19.399999999999981" table:formula="of:=MIN((1-[.$B$1])/(1-[.A12]); [.$B$2])" table:style-name="ce2">
            <text:p>19.40</text:p>
          </table:table-cell>
          <table:table-cell office:value-type="float" office:value="20" table:formula="of:=MIN((1+[.$B$1])/(1-[.A12]); [.$B$2])" table:style-name="ce2">
            <text:p>2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97" table:style-name="ce2">
            <text:p>0.97</text:p>
          </table:table-cell>
          <table:table-cell office:value-type="float" office:value="33.3333333333333" table:formula="of:=1/(1-[.A13])" table:style-name="ce2">
            <text:p>33.33</text:p>
          </table:table-cell>
          <table:table-cell office:value-type="float" office:value="20" table:formula="of:=MIN((1-[.$B$1])/(1-[.A13]); [.$B$2])" table:style-name="ce2">
            <text:p>20.00</text:p>
          </table:table-cell>
          <table:table-cell office:value-type="float" office:value="20" table:formula="of:=MIN((1+[.$B$1])/(1-[.A13]); [.$B$2])" table:style-name="ce2">
            <text:p>2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0.99" table:style-name="ce2">
            <text:p>0.99</text:p>
          </table:table-cell>
          <table:table-cell office:value-type="float" office:value="99.999999999999915" table:formula="of:=1/(1-[.A14])" table:style-name="ce2">
            <text:p>100.00</text:p>
          </table:table-cell>
          <table:table-cell office:value-type="float" office:value="20" table:formula="of:=MIN((1-[.$B$1])/(1-[.A14]); [.$B$2])" table:style-name="ce2">
            <text:p>20.00</text:p>
          </table:table-cell>
          <table:table-cell office:value-type="float" office:value="20" table:formula="of:=MIN((1+[.$B$1])/(1-[.A14]); [.$B$2])" table:style-name="ce2">
            <text:p>20.00</text:p>
          </table:table-cell>
          <table:table-cell table:style-name="ce2"/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Chart1" table:style-name="ta2">
        <table:shapes>
          <draw:frame draw:z-index="1" draw:id="id0" draw:style-name="a0" draw:name="Chart 1" svg:x="0in" svg:y="0in" svg:width="10.16447in" svg:height="6.6447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Nas</meta:initial-creator>
    <dc:creator>Nas</dc:creator>
    <meta:creation-date>2026-04-17T17:19:21Z</meta:creation-date>
    <dc:date>2026-04-20T08:13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8.4212598425197pt" svg:width="731.8418110236221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" chart:class="chart:line" chart:attached-axis="primary-y" chart:style-name="G0S0">
            <chart:data-point/>
          </chart:series>
          <chart:series chart:label-cell-address="local-table.$C$1" chart:values-cell-range-address="local-table.$C$2" chart:class="chart:line" chart:attached-axis="primary-y" chart:style-name="G0S1">
            <chart:data-point/>
          </chart:series>
          <chart:series chart:label-cell-address="local-table.$D$1" chart:values-cell-range-address="local-table.$D$2" chart:class="chart:line" chart:attached-axis="primary-y" chart:style-name="G0S2">
            <chart:data-point/>
          </chart:series>
          <chart:series chart:label-cell-address="local-table.$E$1" chart:values-cell-range-address="local-table.$E$2" chart:class="chart:line" chart:attached-axis="primary-y" chart:style-name="G0S3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</table:table-row>
          </table:table-header-rows>
          <table:table-row>
            <table:table-cell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